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3.704cm" style:rel-column-width="14268*"/>
    </style:style>
    <style:style style:name="Tabla1.B" style:family="table-column">
      <style:table-column-properties style:column-width="13.309cm" style:rel-column-width="51267*"/>
    </style:style>
    <style:style style:name="Tabla1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fo:margin-right="-0.012cm" table:align="margins"/>
    </style:style>
    <style:style style:name="Tabla2.A" style:family="table-column">
      <style:table-column-properties style:column-width="3.704cm" style:rel-column-width="14268*"/>
    </style:style>
    <style:style style:name="Tabla2.B" style:family="table-column">
      <style:table-column-properties style:column-width="13.309cm" style:rel-column-width="51267*"/>
    </style:style>
    <style:style style:name="Tabla2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fo:margin-right="-0.012cm" table:align="margins"/>
    </style:style>
    <style:style style:name="Tabla3.A" style:family="table-column">
      <style:table-column-properties style:column-width="3.704cm" style:rel-column-width="14268*"/>
    </style:style>
    <style:style style:name="Tabla3.B" style:family="table-column">
      <style:table-column-properties style:column-width="13.309cm" style:rel-column-width="51267*"/>
    </style:style>
    <style:style style:name="Tabla3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13cm" fo:margin-left="0cm" fo:margin-right="-0.012cm" table:align="margins"/>
    </style:style>
    <style:style style:name="Tabla4.A" style:family="table-column">
      <style:table-column-properties style:column-width="3.704cm" style:rel-column-width="14268*"/>
    </style:style>
    <style:style style:name="Tabla4.B" style:family="table-column">
      <style:table-column-properties style:column-width="13.309cm" style:rel-column-width="51267*"/>
    </style:style>
    <style:style style:name="Tabla4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013cm" fo:margin-left="0cm" fo:margin-right="-0.012cm" table:align="margins"/>
    </style:style>
    <style:style style:name="Tabla5.A" style:family="table-column">
      <style:table-column-properties style:column-width="3.704cm" style:rel-column-width="14268*"/>
    </style:style>
    <style:style style:name="Tabla5.B" style:family="table-column">
      <style:table-column-properties style:column-width="13.309cm" style:rel-column-width="51267*"/>
    </style:style>
    <style:style style:name="Tabla5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013cm" fo:margin-left="0cm" fo:margin-right="-0.012cm" table:align="margins"/>
    </style:style>
    <style:style style:name="Tabla6.A" style:family="table-column">
      <style:table-column-properties style:column-width="3.704cm" style:rel-column-width="14268*"/>
    </style:style>
    <style:style style:name="Tabla6.B" style:family="table-column">
      <style:table-column-properties style:column-width="13.309cm" style:rel-column-width="51267*"/>
    </style:style>
    <style:style style:name="Tabla6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013cm" fo:margin-left="0cm" fo:margin-right="-0.012cm" table:align="margins"/>
    </style:style>
    <style:style style:name="Tabla7.A" style:family="table-column">
      <style:table-column-properties style:column-width="3.704cm" style:rel-column-width="14268*"/>
    </style:style>
    <style:style style:name="Tabla7.B" style:family="table-column">
      <style:table-column-properties style:column-width="13.309cm" style:rel-column-width="51267*"/>
    </style:style>
    <style:style style:name="Tabla7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013cm" fo:margin-left="0cm" fo:margin-right="-0.012cm" table:align="margins"/>
    </style:style>
    <style:style style:name="Tabla8.A" style:family="table-column">
      <style:table-column-properties style:column-width="3.704cm" style:rel-column-width="14268*"/>
    </style:style>
    <style:style style:name="Tabla8.B" style:family="table-column">
      <style:table-column-properties style:column-width="13.309cm" style:rel-column-width="51267*"/>
    </style:style>
    <style:style style:name="Tabla8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013cm" fo:margin-left="0cm" fo:margin-right="-0.012cm" table:align="margins"/>
    </style:style>
    <style:style style:name="Tabla9.A" style:family="table-column">
      <style:table-column-properties style:column-width="3.704cm" style:rel-column-width="14268*"/>
    </style:style>
    <style:style style:name="Tabla9.B" style:family="table-column">
      <style:table-column-properties style:column-width="13.309cm" style:rel-column-width="51267*"/>
    </style:style>
    <style:style style:name="Tabla9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013cm" fo:margin-left="0cm" fo:margin-right="-0.012cm" table:align="margins"/>
    </style:style>
    <style:style style:name="Tabla10.A" style:family="table-column">
      <style:table-column-properties style:column-width="3.704cm" style:rel-column-width="14268*"/>
    </style:style>
    <style:style style:name="Tabla10.B" style:family="table-column">
      <style:table-column-properties style:column-width="13.309cm" style:rel-column-width="51267*"/>
    </style:style>
    <style:style style:name="Tabla10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013cm" fo:margin-left="0cm" fo:margin-right="-0.012cm" table:align="margins"/>
    </style:style>
    <style:style style:name="Tabla11.A" style:family="table-column">
      <style:table-column-properties style:column-width="3.704cm" style:rel-column-width="14268*"/>
    </style:style>
    <style:style style:name="Tabla11.B" style:family="table-column">
      <style:table-column-properties style:column-width="13.309cm" style:rel-column-width="51267*"/>
    </style:style>
    <style:style style:name="Tabla11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013cm" fo:margin-left="0cm" fo:margin-right="-0.012cm" table:align="margins"/>
    </style:style>
    <style:style style:name="Tabla12.A" style:family="table-column">
      <style:table-column-properties style:column-width="3.704cm" style:rel-column-width="14268*"/>
    </style:style>
    <style:style style:name="Tabla12.B" style:family="table-column">
      <style:table-column-properties style:column-width="13.309cm" style:rel-column-width="51267*"/>
    </style:style>
    <style:style style:name="Tabla12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weight="bold" officeooo:paragraph-rsid="0019da98" style:font-weight-asian="bold" style:font-weight-complex="bold"/>
    </style:style>
    <style:style style:name="P2" style:family="paragraph" style:parent-style-name="Standard">
      <style:text-properties fo:font-weight="bold" officeooo:rsid="0019da98" officeooo:paragraph-rsid="0019da98" style:font-weight-asian="bold"/>
    </style:style>
    <style:style style:name="P3" style:family="paragraph" style:parent-style-name="Standard">
      <style:text-properties officeooo:rsid="000a9d02" officeooo:paragraph-rsid="0019da98"/>
    </style:style>
    <style:style style:name="P4" style:family="paragraph" style:parent-style-name="Standard">
      <style:text-properties officeooo:paragraph-rsid="0019da98"/>
    </style:style>
    <style:style style:name="P5" style:family="paragraph" style:parent-style-name="Standard">
      <style:text-properties officeooo:rsid="0019da98" officeooo:paragraph-rsid="0019da98"/>
    </style:style>
    <style:style style:name="P6" style:family="paragraph" style:parent-style-name="Standard">
      <style:text-properties officeooo:rsid="0019da98" officeooo:paragraph-rsid="001d2fa6"/>
    </style:style>
    <style:style style:name="P7" style:family="paragraph" style:parent-style-name="Standard">
      <style:text-properties officeooo:rsid="0019da98" officeooo:paragraph-rsid="001ec4d4"/>
    </style:style>
    <style:style style:name="P8" style:family="paragraph" style:parent-style-name="Standard">
      <style:text-properties officeooo:rsid="0019da98" officeooo:paragraph-rsid="001fcee1"/>
    </style:style>
    <style:style style:name="P9" style:family="paragraph" style:parent-style-name="Standard">
      <style:text-properties officeooo:rsid="001a2fa5" officeooo:paragraph-rsid="001a2fa5"/>
    </style:style>
    <style:style style:name="P10" style:family="paragraph" style:parent-style-name="Standard">
      <style:text-properties officeooo:rsid="001ba638" officeooo:paragraph-rsid="001ba638"/>
    </style:style>
    <style:style style:name="P11" style:family="paragraph" style:parent-style-name="Standard">
      <style:text-properties officeooo:paragraph-rsid="001ba638"/>
    </style:style>
    <style:style style:name="P12" style:family="paragraph" style:parent-style-name="Standard">
      <style:text-properties officeooo:rsid="001d2fa6" officeooo:paragraph-rsid="001d2fa6"/>
    </style:style>
    <style:style style:name="P13" style:family="paragraph" style:parent-style-name="Standard">
      <style:text-properties officeooo:paragraph-rsid="001d2fa6"/>
    </style:style>
    <style:style style:name="P14" style:family="paragraph" style:parent-style-name="Standard">
      <style:text-properties officeooo:rsid="001fcee1" officeooo:paragraph-rsid="001fcee1"/>
    </style:style>
    <style:style style:name="P15" style:family="paragraph" style:parent-style-name="Standard">
      <style:text-properties officeooo:rsid="001fcee1" officeooo:paragraph-rsid="0021adbf"/>
    </style:style>
    <style:style style:name="P16" style:family="paragraph" style:parent-style-name="Standard">
      <style:text-properties officeooo:rsid="0021adbf" officeooo:paragraph-rsid="0021adbf"/>
    </style:style>
    <style:style style:name="P17" style:family="paragraph" style:parent-style-name="Standard">
      <style:text-properties officeooo:rsid="0021adbf" officeooo:paragraph-rsid="0021c662"/>
    </style:style>
    <style:style style:name="P18" style:family="paragraph" style:parent-style-name="Standard">
      <style:text-properties officeooo:rsid="0021c662" officeooo:paragraph-rsid="0021c662"/>
    </style:style>
    <style:style style:name="P19" style:family="paragraph" style:parent-style-name="Standard">
      <style:text-properties officeooo:rsid="0021c662" officeooo:paragraph-rsid="0022e5e4"/>
    </style:style>
    <style:style style:name="P20" style:family="paragraph" style:parent-style-name="Standard">
      <style:text-properties officeooo:paragraph-rsid="0019da98"/>
    </style:style>
    <style:style style:name="T1" style:family="text">
      <style:text-properties officeooo:rsid="001ba638"/>
    </style:style>
    <style:style style:name="T2" style:family="text">
      <style:text-properties fo:font-weight="normal" officeooo:rsid="001ec4d4" style:font-weight-asian="normal" style:font-weight-complex="normal"/>
    </style:style>
    <style:style style:name="T3" style:family="text">
      <style:text-properties officeooo:rsid="0019da98"/>
    </style:style>
    <style:style style:name="T4" style:family="text">
      <style:text-properties officeooo:rsid="001d2fa6"/>
    </style:style>
    <style:style style:name="T5" style:family="text">
      <style:text-properties officeooo:rsid="001ec4d4"/>
    </style:style>
    <style:style style:name="T6" style:family="text">
      <style:text-properties officeooo:rsid="001fcee1"/>
    </style:style>
    <style:style style:name="T7" style:family="text">
      <style:text-properties officeooo:rsid="0021adbf"/>
    </style:style>
    <style:style style:name="T8" style:family="text">
      <style:text-properties officeooo:rsid="0022e5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Nombre</text:p>
          </table:table-cell>
          <table:table-cell table:style-name="Tabla1.B1" office:value-type="string">
            <text:p text:style-name="P2">idRutaPlantilla=crearRutaPlantilla(numeroRuta, horaPrevistaInicio)</text:p>
          </table:table-cell>
        </table:table-row>
        <table:table-row>
          <table:table-cell table:style-name="Tabla1.A2" office:value-type="string">
            <text:p text:style-name="P1">Responsabilidad</text:p>
          </table:table-cell>
          <table:table-cell table:style-name="Tabla1.B8" office:value-type="string">
            <text:p text:style-name="P5">El sistema crea una ruta, la almacena en la base de datos y genera automáticamente un ID de la ruta.</text:p>
          </table:table-cell>
        </table:table-row>
        <table:table-row>
          <table:table-cell table:style-name="Tabla1.A2" office:value-type="string">
            <text:p text:style-name="P1">Tipo</text:p>
          </table:table-cell>
          <table:table-cell table:style-name="Tabla1.B8" office:value-type="string">
            <text:p text:style-name="P3">Enviamelo</text:p>
          </table:table-cell>
        </table:table-row>
        <table:table-row>
          <table:table-cell table:style-name="Tabla1.A2" office:value-type="string">
            <text:p text:style-name="P1">Notas</text:p>
          </table:table-cell>
          <table:table-cell table:style-name="Tabla1.B8" office:value-type="string">
            <text:p text:style-name="P4"/>
          </table:table-cell>
        </table:table-row>
        <table:table-row>
          <table:table-cell table:style-name="Tabla1.A2" office:value-type="string">
            <text:p text:style-name="P1">Excepciones</text:p>
          </table:table-cell>
          <table:table-cell table:style-name="Tabla1.B8" office:value-type="string">
            <text:p text:style-name="P11">• Que ya exista el <text:span text:style-name="T5">objeto RutaPlantilla</text:span> con ese mismo <text:span text:style-name="T2">numeroRuta</text:span>.</text:p>
          </table:table-cell>
        </table:table-row>
        <table:table-row>
          <table:table-cell table:style-name="Tabla1.A2" office:value-type="string">
            <text:p text:style-name="P1">Salida</text:p>
          </table:table-cell>
          <table:table-cell table:style-name="Tabla1.B8" office:value-type="string">
            <text:p text:style-name="P12">Id de Ruta.</text:p>
          </table:table-cell>
        </table:table-row>
        <table:table-row>
          <table:table-cell table:style-name="Tabla1.A2" office:value-type="string">
            <text:p text:style-name="P1">Precondiciones</text:p>
          </table:table-cell>
          <table:table-cell table:style-name="Tabla1.B8" office:value-type="string">
            <text:p text:style-name="P3"/>
          </table:table-cell>
        </table:table-row>
        <table:table-row>
          <table:table-cell table:style-name="Tabla1.A2" office:value-type="string">
            <text:p text:style-name="P1">Postcondiciones</text:p>
          </table:table-cell>
          <table:table-cell table:style-name="Tabla1.B8" office:value-type="string">
            <text:p text:style-name="P10">• Fue creado un objeto Ruta<text:span text:style-name="T4">Plantilla</text:span>, debidamente inicializado.</text:p>
          </table:table-cell>
        </table:table-row>
      </table:table>
      <text:p text:style-name="P4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Nombre</text:p>
          </table:table-cell>
          <table:table-cell table:style-name="Tabla2.B1" office:value-type="string">
            <text:p text:style-name="P2">IdParada = añadirParadaRutaPlantilla(idRutaPlantilla, horaPrevistallegada, idAlmacen)</text:p>
          </table:table-cell>
        </table:table-row>
        <table:table-row>
          <table:table-cell table:style-name="Tabla2.A2" office:value-type="string">
            <text:p text:style-name="P1">Responsabilidad</text:p>
          </table:table-cell>
          <table:table-cell table:style-name="Tabla2.B8" office:value-type="string">
            <text:p text:style-name="P5">El sistema modifica los datos de una ruta indicada para añadir una parada a ésta.</text:p>
          </table:table-cell>
        </table:table-row>
        <table:table-row>
          <table:table-cell table:style-name="Tabla2.A2" office:value-type="string">
            <text:p text:style-name="P1">Tipo</text:p>
          </table:table-cell>
          <table:table-cell table:style-name="Tabla2.B8" office:value-type="string">
            <text:p text:style-name="P3">Enviamelo</text:p>
          </table:table-cell>
        </table:table-row>
        <table:table-row>
          <table:table-cell table:style-name="Tabla2.A2" office:value-type="string">
            <text:p text:style-name="P1">Notas</text:p>
          </table:table-cell>
          <table:table-cell table:style-name="Tabla2.B8" office:value-type="string">
            <text:p text:style-name="P4"/>
          </table:table-cell>
        </table:table-row>
        <table:table-row>
          <table:table-cell table:style-name="Tabla2.A2" office:value-type="string">
            <text:p text:style-name="P1">Excepciones</text:p>
          </table:table-cell>
          <table:table-cell table:style-name="Tabla2.B8" office:value-type="string">
            <text:p text:style-name="P13">Que ya exista <text:span text:style-name="T4">el objeto</text:span> <text:span text:style-name="T4">Parada</text:span> <text:span text:style-name="T2">en el objeto idRutaPlantilla indicada.</text:span></text:p>
          </table:table-cell>
        </table:table-row>
        <table:table-row>
          <table:table-cell table:style-name="Tabla2.A2" office:value-type="string">
            <text:p text:style-name="P1">Salida</text:p>
          </table:table-cell>
          <table:table-cell table:style-name="Tabla2.B8" office:value-type="string">
            <text:p text:style-name="P12">Id de Parada.</text:p>
          </table:table-cell>
        </table:table-row>
        <table:table-row>
          <table:table-cell table:style-name="Tabla2.A2" office:value-type="string">
            <text:p text:style-name="P1">Precondiciones</text:p>
          </table:table-cell>
          <table:table-cell table:style-name="Tabla2.B8" office:value-type="string">
            <text:p text:style-name="P5"/>
          </table:table-cell>
        </table:table-row>
        <table:table-row>
          <table:table-cell table:style-name="Tabla2.A2" office:value-type="string">
            <text:p text:style-name="P1">Postcondiciones</text:p>
          </table:table-cell>
          <table:table-cell table:style-name="Tabla2.B8" office:value-type="string">
            <text:p text:style-name="P6">• <text:span text:style-name="T1">Fue creado un objeto Parada, debidamente inicializado</text:span></text:p>
            <text:p text:style-name="P5">• Fue creado un enlace del objeto <text:span text:style-name="T4">Parada</text:span>, identificado por id<text:span text:style-name="T4">Parada</text:span>, al objeto <text:span text:style-name="T4">Ruta</text:span>, identificado por id<text:span text:style-name="T4">RutaPlantilla</text:span>.</text:p>
          </table:table-cell>
        </table:table-row>
      </table:table>
      <text:p text:style-name="P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">Nombre</text:p>
          </table:table-cell>
          <table:table-cell table:style-name="Tabla3.B1" office:value-type="string">
            <text:p text:style-name="P2">GenerarRutaDiaria(fecha, numeroRuta)</text:p>
          </table:table-cell>
        </table:table-row>
        <table:table-row>
          <table:table-cell table:style-name="Tabla3.A2" office:value-type="string">
            <text:p text:style-name="P1">Responsabilidad</text:p>
          </table:table-cell>
          <table:table-cell table:style-name="Tabla3.B8" office:value-type="string">
            <text:p text:style-name="P5">El sistema genera automaticamente una ruta a seguir <text:span text:style-name="T5">de manera automática</text:span>.</text:p>
          </table:table-cell>
        </table:table-row>
        <table:table-row>
          <table:table-cell table:style-name="Tabla3.A2" office:value-type="string">
            <text:p text:style-name="P1">Tipo</text:p>
          </table:table-cell>
          <table:table-cell table:style-name="Tabla3.B8" office:value-type="string">
            <text:p text:style-name="P3">Enviamelo</text:p>
          </table:table-cell>
        </table:table-row>
        <table:table-row>
          <table:table-cell table:style-name="Tabla3.A2" office:value-type="string">
            <text:p text:style-name="P1">Notas</text:p>
          </table:table-cell>
          <table:table-cell table:style-name="Tabla3.B8" office:value-type="string">
            <text:p text:style-name="P4"/>
          </table:table-cell>
        </table:table-row>
        <table:table-row>
          <table:table-cell table:style-name="Tabla3.A2" office:value-type="string">
            <text:p text:style-name="P1">Excepciones</text:p>
          </table:table-cell>
          <table:table-cell table:style-name="Tabla3.B8" office:value-type="string">
            <text:p text:style-name="P4"/>
          </table:table-cell>
        </table:table-row>
        <table:table-row>
          <table:table-cell table:style-name="Tabla3.A2" office:value-type="string">
            <text:p text:style-name="P1">Salida</text:p>
          </table:table-cell>
          <table:table-cell table:style-name="Tabla3.B8" office:value-type="string">
            <text:p text:style-name="P4"/>
          </table:table-cell>
        </table:table-row>
        <table:table-row>
          <table:table-cell table:style-name="Tabla3.A2" office:value-type="string">
            <text:p text:style-name="P1">Precondiciones</text:p>
          </table:table-cell>
          <table:table-cell table:style-name="Tabla3.B8" office:value-type="string">
            <text:p text:style-name="P5">Debe realizarse para todas las rutas.</text:p>
          </table:table-cell>
        </table:table-row>
        <table:table-row>
          <table:table-cell table:style-name="Tabla3.A2" office:value-type="string">
            <text:p text:style-name="P1">Postcondiciones</text:p>
          </table:table-cell>
          <table:table-cell table:style-name="Tabla3.B8" office:value-type="string">
            <text:p text:style-name="P6">• <text:span text:style-name="T4">Se crean múltiples objetos Ruta, debidamente inicializados y partiendo de los objetos RutaPlantilla.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">Nombre</text:p>
          </table:table-cell>
          <table:table-cell table:style-name="Tabla4.B1" office:value-type="string">
            <text:p text:style-name="P2">cancelarRutaPlantilla(idRutaPlantilla)</text:p>
          </table:table-cell>
        </table:table-row>
        <table:table-row>
          <table:table-cell table:style-name="Tabla4.A2" office:value-type="string">
            <text:p text:style-name="P1">Responsabilidad</text:p>
          </table:table-cell>
          <table:table-cell table:style-name="Tabla4.B8" office:value-type="string">
            <text:p text:style-name="P5">Se cancela una <text:span text:style-name="T4">plantilla de </text:span>ruta en concreto.</text:p>
          </table:table-cell>
        </table:table-row>
        <table:table-row>
          <table:table-cell table:style-name="Tabla4.A2" office:value-type="string">
            <text:p text:style-name="P1">Tipo</text:p>
          </table:table-cell>
          <table:table-cell table:style-name="Tabla4.B8" office:value-type="string">
            <text:p text:style-name="P3">Enviamelo</text:p>
          </table:table-cell>
        </table:table-row>
        <table:table-row>
          <table:table-cell table:style-name="Tabla4.A2" office:value-type="string">
            <text:p text:style-name="P1">Notas</text:p>
          </table:table-cell>
          <table:table-cell table:style-name="Tabla4.B8" office:value-type="string">
            <text:p text:style-name="P4"/>
          </table:table-cell>
        </table:table-row>
        <table:table-row>
          <table:table-cell table:style-name="Tabla4.A2" office:value-type="string">
            <text:p text:style-name="P1">Excepciones</text:p>
          </table:table-cell>
          <table:table-cell table:style-name="Tabla4.B8" office:value-type="string">
            <text:p text:style-name="P4"/>
          </table:table-cell>
        </table:table-row>
        <table:table-row>
          <table:table-cell table:style-name="Tabla4.A2" office:value-type="string">
            <text:p text:style-name="P1">Salida</text:p>
          </table:table-cell>
          <table:table-cell table:style-name="Tabla4.B8" office:value-type="string">
            <text:p text:style-name="P4"/>
          </table:table-cell>
        </table:table-row>
        <table:table-row>
          <table:table-cell table:style-name="Tabla4.A2" office:value-type="string">
            <text:p text:style-name="P1">Precondiciones</text:p>
          </table:table-cell>
          <table:table-cell table:style-name="Tabla4.B8" office:value-type="string">
            <text:p text:style-name="P5"/>
          </table:table-cell>
        </table:table-row>
        <table:table-row>
          <table:table-cell table:style-name="Tabla4.A2" office:value-type="string">
            <text:p text:style-name="P1">Postcondiciones</text:p>
          </table:table-cell>
          <table:table-cell table:style-name="Tabla4.B8" office:value-type="string">
            <text:p text:style-name="P7">• <text:span text:style-name="T5">Se elimina el objeto RutaPlantilla.</text:span></text:p>
          </table:table-cell>
        </table:table-row>
      </table:table>
      <text:p text:style-name="P4"/>
      <text:p text:style-name="P4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">Nombre</text:p>
          </table:table-cell>
          <table:table-cell table:style-name="Tabla5.B1" office:value-type="string">
            <text:p text:style-name="P2">modificarRutaPlantilla(idRutaPlantilla, nuevaHoraPrevistaInicio)</text:p>
          </table:table-cell>
        </table:table-row>
        <table:table-row>
          <table:table-cell table:style-name="Tabla5.A2" office:value-type="string">
            <text:p text:style-name="P1">Responsabilidad</text:p>
          </table:table-cell>
          <table:table-cell table:style-name="Tabla5.B8" office:value-type="string">
            <text:p text:style-name="P5">Alterar atributos de una ruta.</text:p>
          </table:table-cell>
        </table:table-row>
        <table:table-row>
          <table:table-cell table:style-name="Tabla5.A2" office:value-type="string">
            <text:p text:style-name="P1">Tipo</text:p>
          </table:table-cell>
          <table:table-cell table:style-name="Tabla5.B8" office:value-type="string">
            <text:p text:style-name="P3">Enviamelo</text:p>
          </table:table-cell>
        </table:table-row>
        <table:table-row>
          <table:table-cell table:style-name="Tabla5.A2" office:value-type="string">
            <text:p text:style-name="P1">Notas</text:p>
          </table:table-cell>
          <table:table-cell table:style-name="Tabla5.B8" office:value-type="string">
            <text:p text:style-name="P4"/>
          </table:table-cell>
        </table:table-row>
        <table:table-row>
          <table:table-cell table:style-name="Tabla5.A2" office:value-type="string">
            <text:p text:style-name="P1">Excepciones</text:p>
          </table:table-cell>
          <table:table-cell table:style-name="Tabla5.B8" office:value-type="string">
            <text:p text:style-name="P4"/>
          </table:table-cell>
        </table:table-row>
        <table:table-row>
          <table:table-cell table:style-name="Tabla5.A2" office:value-type="string">
            <text:p text:style-name="P1">Salida</text:p>
          </table:table-cell>
          <table:table-cell table:style-name="Tabla5.B8" office:value-type="string">
            <text:p text:style-name="P4"/>
          </table:table-cell>
        </table:table-row>
        <table:table-row>
          <table:table-cell table:style-name="Tabla5.A2" office:value-type="string">
            <text:p text:style-name="P1">Precondiciones</text:p>
          </table:table-cell>
          <table:table-cell table:style-name="Tabla5.B8" office:value-type="string">
            <text:p text:style-name="P5">Que exista una <text:span text:style-name="T5">plantilla de ruta a modificar en el sistema.</text:span></text:p>
          </table:table-cell>
        </table:table-row>
        <table:table-row>
          <table:table-cell table:style-name="Tabla5.A2" office:value-type="string">
            <text:p text:style-name="P1">Postcondiciones</text:p>
          </table:table-cell>
          <table:table-cell table:style-name="Tabla5.B8" office:value-type="string">
            <text:p text:style-name="P7">• <text:span text:style-name="T5">Fue modificado el atributo HoraPrevistaInicio del objeto RutaPlantilla identificado por su atributo idRutaPlantilla</text:span></text:p>
          </table:table-cell>
        </table:table-row>
      </table:table>
      <text:p text:style-name="P4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">Nombre</text:p>
          </table:table-cell>
          <table:table-cell table:style-name="Tabla6.B1" office:value-type="string">
            <text:p text:style-name="P2">IdRuta = incluirEnvioRuta(idEnvio, fechaActual)</text:p>
          </table:table-cell>
        </table:table-row>
        <table:table-row>
          <table:table-cell table:style-name="Tabla6.A2" office:value-type="string">
            <text:p text:style-name="P1">Responsabilidad</text:p>
          </table:table-cell>
          <table:table-cell table:style-name="Tabla6.B8" office:value-type="string">
            <text:p text:style-name="P5">El sistema <text:span text:style-name="T5">asigna</text:span> un envío a una ruta indicada, indicando también la fecha durante dicha <text:span text:style-name="T5">asignación</text:span>.</text:p>
          </table:table-cell>
        </table:table-row>
        <table:table-row>
          <table:table-cell table:style-name="Tabla6.A2" office:value-type="string">
            <text:p text:style-name="P1">Tipo</text:p>
          </table:table-cell>
          <table:table-cell table:style-name="Tabla6.B8" office:value-type="string">
            <text:p text:style-name="P3">Enviamelo</text:p>
          </table:table-cell>
        </table:table-row>
        <table:table-row>
          <table:table-cell table:style-name="Tabla6.A2" office:value-type="string">
            <text:p text:style-name="P1">Notas</text:p>
          </table:table-cell>
          <table:table-cell table:style-name="Tabla6.B8" office:value-type="string">
            <text:p text:style-name="P4"/>
          </table:table-cell>
        </table:table-row>
        <table:table-row>
          <table:table-cell table:style-name="Tabla6.A2" office:value-type="string">
            <text:p text:style-name="P1">Excepciones</text:p>
          </table:table-cell>
          <table:table-cell table:style-name="Tabla6.B8" office:value-type="string">
            <text:p text:style-name="P4"/>
          </table:table-cell>
        </table:table-row>
        <table:table-row>
          <table:table-cell table:style-name="Tabla6.A2" office:value-type="string">
            <text:p text:style-name="P1">Salida</text:p>
          </table:table-cell>
          <table:table-cell table:style-name="Tabla6.B8" office:value-type="string">
            <text:p text:style-name="P14">Id de Ruta.</text:p>
          </table:table-cell>
        </table:table-row>
        <table:table-row>
          <table:table-cell table:style-name="Tabla6.A2" office:value-type="string">
            <text:p text:style-name="P1">Precondiciones</text:p>
          </table:table-cell>
          <table:table-cell table:style-name="Tabla6.B8" office:value-type="string">
            <text:p text:style-name="P5">Debe existir un <text:span text:style-name="T5">objeto de tipo E</text:span>nvío <text:span text:style-name="T5">al que</text:span> se pueda <text:span text:style-name="T5">relacionar</text:span> <text:span text:style-name="T5">con la</text:span> ruta indicada.</text:p>
          </table:table-cell>
        </table:table-row>
        <table:table-row>
          <table:table-cell table:style-name="Tabla6.A2" office:value-type="string">
            <text:p text:style-name="P1">Postcondiciones</text:p>
          </table:table-cell>
          <table:table-cell table:style-name="Tabla6.B8" office:value-type="string">
            <text:p text:style-name="P8">• Fue creado un enlace entre el objeto <text:span text:style-name="T5">Ruta</text:span> (identificado por</text:p>
            <text:p text:style-name="P5"><text:span text:style-name="T5">idRuta</text:span>) y el objeto <text:span text:style-name="T5">Envío</text:span> (identificado por <text:span text:style-name="T5">idEnvío</text:span>)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7" table:style-name="Tabla7">
        <table:table-column table:style-name="Tabla7.A"/>
        <table:table-column table:style-name="Tabla7.B"/>
        <text:soft-page-break/>
        <table:table-row>
          <table:table-cell table:style-name="Tabla7.A1" office:value-type="string">
            <text:p text:style-name="P1">Nombre</text:p>
          </table:table-cell>
          <table:table-cell table:style-name="Tabla7.B1" office:value-type="string">
            <text:p text:style-name="P2">registrarInicioRuta(idRuta, horaInicio)</text:p>
          </table:table-cell>
        </table:table-row>
        <table:table-row>
          <table:table-cell table:style-name="Tabla7.A2" office:value-type="string">
            <text:p text:style-name="P1">Responsabilidad</text:p>
          </table:table-cell>
          <table:table-cell table:style-name="Tabla7.B8" office:value-type="string">
            <text:p text:style-name="P14">El sistema registra el comienzo de una ruta en el sistema.</text:p>
          </table:table-cell>
        </table:table-row>
        <table:table-row>
          <table:table-cell table:style-name="Tabla7.A2" office:value-type="string">
            <text:p text:style-name="P1">Tipo</text:p>
          </table:table-cell>
          <table:table-cell table:style-name="Tabla7.B8" office:value-type="string">
            <text:p text:style-name="P3">Enviamelo</text:p>
          </table:table-cell>
        </table:table-row>
        <table:table-row>
          <table:table-cell table:style-name="Tabla7.A2" office:value-type="string">
            <text:p text:style-name="P1">Notas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2" office:value-type="string">
            <text:p text:style-name="P1">Excepciones</text:p>
          </table:table-cell>
          <table:table-cell table:style-name="Tabla7.B8" office:value-type="string">
            <text:p text:style-name="P14">Que el TipoEstado del objeto Envío ya esté en “EN_RUTA”</text:p>
          </table:table-cell>
        </table:table-row>
        <table:table-row>
          <table:table-cell table:style-name="Tabla7.A2" office:value-type="string">
            <text:p text:style-name="P1">Salida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2" office:value-type="string">
            <text:p text:style-name="P1">Precondiciones</text:p>
          </table:table-cell>
          <table:table-cell table:style-name="Tabla7.B8" office:value-type="string">
            <text:p text:style-name="P3"/>
          </table:table-cell>
        </table:table-row>
        <table:table-row>
          <table:table-cell table:style-name="Tabla7.A2" office:value-type="string">
            <text:p text:style-name="P1">Postcondiciones</text:p>
          </table:table-cell>
          <table:table-cell table:style-name="Tabla7.B8" office:value-type="string">
            <text:p text:style-name="P14"><text:span text:style-name="T3">•</text:span>El objeto TipoEstado relacionado con el objeto Envío (identificado por idRuta) se altera a “EN_RUTA”.</text:p>
          </table:table-cell>
        </table:table-row>
      </table:table>
      <text:p text:style-name="P4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">Nombre</text:p>
          </table:table-cell>
          <table:table-cell table:style-name="Tabla8.B1" office:value-type="string">
            <text:p text:style-name="P2">registrarInicidencia(idRuta, comentario, fecha)</text:p>
          </table:table-cell>
        </table:table-row>
        <table:table-row>
          <table:table-cell table:style-name="Tabla8.A2" office:value-type="string">
            <text:p text:style-name="P1">Responsabilidad</text:p>
          </table:table-cell>
          <table:table-cell table:style-name="Tabla8.B8" office:value-type="string">
            <text:p text:style-name="P5">Se registra una <text:span text:style-name="T6">i</text:span>ncidencia en el sistema aportando lualquier dato extra en el atributo comentario.</text:p>
          </table:table-cell>
        </table:table-row>
        <table:table-row>
          <table:table-cell table:style-name="Tabla8.A2" office:value-type="string">
            <text:p text:style-name="P1">Tipo</text:p>
          </table:table-cell>
          <table:table-cell table:style-name="Tabla8.B8" office:value-type="string">
            <text:p text:style-name="P3">Enviamelo</text:p>
          </table:table-cell>
        </table:table-row>
        <table:table-row>
          <table:table-cell table:style-name="Tabla8.A2" office:value-type="string">
            <text:p text:style-name="P1">Notas</text:p>
          </table:table-cell>
          <table:table-cell table:style-name="Tabla8.B8" office:value-type="string">
            <text:p text:style-name="P4"/>
          </table:table-cell>
        </table:table-row>
        <table:table-row>
          <table:table-cell table:style-name="Tabla8.A2" office:value-type="string">
            <text:p text:style-name="P1">Excepciones</text:p>
          </table:table-cell>
          <table:table-cell table:style-name="Tabla8.B8" office:value-type="string">
            <text:p text:style-name="P4"/>
          </table:table-cell>
        </table:table-row>
        <table:table-row>
          <table:table-cell table:style-name="Tabla8.A2" office:value-type="string">
            <text:p text:style-name="P1">Salida</text:p>
          </table:table-cell>
          <table:table-cell table:style-name="Tabla8.B8" office:value-type="string">
            <text:p text:style-name="P4"/>
          </table:table-cell>
        </table:table-row>
        <table:table-row>
          <table:table-cell table:style-name="Tabla8.A2" office:value-type="string">
            <text:p text:style-name="P1">Precondiciones</text:p>
          </table:table-cell>
          <table:table-cell table:style-name="Tabla8.B8" office:value-type="string">
            <text:p text:style-name="P5">Se debe dar un caso plausible para la apertura de una incidencia.</text:p>
          </table:table-cell>
        </table:table-row>
        <table:table-row>
          <table:table-cell table:style-name="Tabla8.A2" office:value-type="string">
            <text:p text:style-name="P1">Postcondiciones</text:p>
          </table:table-cell>
          <table:table-cell table:style-name="Tabla8.B8" office:value-type="string">
            <text:p text:style-name="P15"><text:span text:style-name="T3">• </text:span>Se crea un objeto de tipo Inicidencia relacionado con una Ruta (identificado por su atributo idRuta), debidamente inicializado</text:p>
          </table:table-cell>
        </table:table-row>
      </table:table>
      <text:p text:style-name="P4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">Nombre</text:p>
          </table:table-cell>
          <table:table-cell table:style-name="Tabla9.B1" office:value-type="string">
            <text:p text:style-name="P2">IdFurgoneta = buscarFurgonetaDisponible(idSucursal)</text:p>
          </table:table-cell>
        </table:table-row>
        <table:table-row>
          <table:table-cell table:style-name="Tabla9.A2" office:value-type="string">
            <text:p text:style-name="P1">Responsabilidad</text:p>
          </table:table-cell>
          <table:table-cell table:style-name="Tabla9.B8" office:value-type="string">
            <text:p text:style-name="P5">Se busca en el sistema una furgoneta a partir de su sucursal.</text:p>
          </table:table-cell>
        </table:table-row>
        <table:table-row>
          <table:table-cell table:style-name="Tabla9.A2" office:value-type="string">
            <text:p text:style-name="P1">Tipo</text:p>
          </table:table-cell>
          <table:table-cell table:style-name="Tabla9.B8" office:value-type="string">
            <text:p text:style-name="P3">Enviamelo</text:p>
          </table:table-cell>
        </table:table-row>
        <table:table-row>
          <table:table-cell table:style-name="Tabla9.A2" office:value-type="string">
            <text:p text:style-name="P1">Notas</text:p>
          </table:table-cell>
          <table:table-cell table:style-name="Tabla9.B8" office:value-type="string">
            <text:p text:style-name="P4"/>
          </table:table-cell>
        </table:table-row>
        <table:table-row>
          <table:table-cell table:style-name="Tabla9.A2" office:value-type="string">
            <text:p text:style-name="P1">Excepciones</text:p>
          </table:table-cell>
          <table:table-cell table:style-name="Tabla9.B8" office:value-type="string">
            <text:p text:style-name="P4"/>
          </table:table-cell>
        </table:table-row>
        <table:table-row>
          <table:table-cell table:style-name="Tabla9.A2" office:value-type="string">
            <text:p text:style-name="P1">Salida</text:p>
          </table:table-cell>
          <table:table-cell table:style-name="Tabla9.B8" office:value-type="string">
            <text:p text:style-name="P5">IdFurgoneta: <text:span text:style-name="T6">ID</text:span> de la furgoneta.</text:p>
          </table:table-cell>
        </table:table-row>
        <table:table-row>
          <table:table-cell table:style-name="Tabla9.A2" office:value-type="string">
            <text:p text:style-name="P1">Precondiciones</text:p>
          </table:table-cell>
          <table:table-cell table:style-name="Tabla9.B8" office:value-type="string">
            <text:p text:style-name="P3"/>
          </table:table-cell>
        </table:table-row>
        <table:table-row>
          <table:table-cell table:style-name="Tabla9.A2" office:value-type="string">
            <text:p text:style-name="P1">Postcondiciones</text:p>
          </table:table-cell>
          <table:table-cell table:style-name="Tabla9.B8" office:value-type="string">
            <text:p text:style-name="P3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10" table:style-name="Tabla10">
        <table:table-column table:style-name="Tabla10.A"/>
        <table:table-column table:style-name="Tabla10.B"/>
        <text:soft-page-break/>
        <table:table-row>
          <table:table-cell table:style-name="Tabla10.A1" office:value-type="string">
            <text:p text:style-name="P1">Nombre</text:p>
          </table:table-cell>
          <table:table-cell table:style-name="Tabla10.B1" office:value-type="string">
            <text:p text:style-name="P2">sustituirFurgoneta(idRuta, idFurgoneta)</text:p>
          </table:table-cell>
        </table:table-row>
        <table:table-row>
          <table:table-cell table:style-name="Tabla10.A2" office:value-type="string">
            <text:p text:style-name="P1">Responsabilidad</text:p>
          </table:table-cell>
          <table:table-cell table:style-name="Tabla10.B8" office:value-type="string">
            <text:p text:style-name="P9">Intercambia una furgoneta asignada a una ruta por otra furgoneta.</text:p>
          </table:table-cell>
        </table:table-row>
        <table:table-row>
          <table:table-cell table:style-name="Tabla10.A2" office:value-type="string">
            <text:p text:style-name="P1">Tipo</text:p>
          </table:table-cell>
          <table:table-cell table:style-name="Tabla10.B8" office:value-type="string">
            <text:p text:style-name="P3">Enviamelo</text:p>
          </table:table-cell>
        </table:table-row>
        <table:table-row>
          <table:table-cell table:style-name="Tabla10.A2" office:value-type="string">
            <text:p text:style-name="P1">Notas</text:p>
          </table:table-cell>
          <table:table-cell table:style-name="Tabla10.B8" office:value-type="string">
            <text:p text:style-name="P4"/>
          </table:table-cell>
        </table:table-row>
        <table:table-row>
          <table:table-cell table:style-name="Tabla10.A2" office:value-type="string">
            <text:p text:style-name="P1">Excepciones</text:p>
          </table:table-cell>
          <table:table-cell table:style-name="Tabla10.B8" office:value-type="string">
            <text:p text:style-name="P16">Que el o objeto Furgoneta (indentificado por idFurgoneta) estuviese ya relacionado con el objeto Ruta (identificado por idRuta).</text:p>
          </table:table-cell>
        </table:table-row>
        <table:table-row>
          <table:table-cell table:style-name="Tabla10.A2" office:value-type="string">
            <text:p text:style-name="P1">Salida</text:p>
          </table:table-cell>
          <table:table-cell table:style-name="Tabla10.B8" office:value-type="string">
            <text:p text:style-name="P4"/>
          </table:table-cell>
        </table:table-row>
        <table:table-row>
          <table:table-cell table:style-name="Tabla10.A2" office:value-type="string">
            <text:p text:style-name="P1">Precondiciones</text:p>
          </table:table-cell>
          <table:table-cell table:style-name="Tabla10.B8" office:value-type="string">
            <text:p text:style-name="P9">Justificar el cambio de furgoneta al oficinista con antelación.</text:p>
          </table:table-cell>
        </table:table-row>
        <table:table-row>
          <table:table-cell table:style-name="Tabla10.A2" office:value-type="string">
            <text:p text:style-name="P1">Postcondiciones</text:p>
          </table:table-cell>
          <table:table-cell table:style-name="Tabla10.B8" office:value-type="string">
            <text:p text:style-name="P15"><text:span text:style-name="T3">• </text:span>Se elimina <text:span text:style-name="T7">el</text:span> enlace de<text:span text:style-name="T7">l</text:span> objeto Furgoneta <text:span text:style-name="T7">relacionado</text:span> con un objeto Ruta (identificado por el atributo idRuta).</text:p>
            <text:p text:style-name="P16"><text:span text:style-name="T3">• S</text:span>e crea un nuevo enlace entre <text:span text:style-name="T7">la Ruta indicada con </text:span>un nuevo objeto de tipo Furgoneta (identificado por el atributo idFurgoneta).</text:p>
          </table:table-cell>
        </table:table-row>
      </table:table>
      <text:p text:style-name="P4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1">Nombre</text:p>
          </table:table-cell>
          <table:table-cell table:style-name="Tabla11.B1" office:value-type="string">
            <text:p text:style-name="P2">registrarParadaCompletada(idRuta, idParada)</text:p>
          </table:table-cell>
        </table:table-row>
        <table:table-row>
          <table:table-cell table:style-name="Tabla11.A2" office:value-type="string">
            <text:p text:style-name="P1">Responsabilidad</text:p>
          </table:table-cell>
          <table:table-cell table:style-name="Tabla11.B8" office:value-type="string">
            <text:p text:style-name="P9">El sistema recibe la confirmación del conductor de que una parada fue completada y lo refleja en la base de datos.</text:p>
          </table:table-cell>
        </table:table-row>
        <table:table-row>
          <table:table-cell table:style-name="Tabla11.A2" office:value-type="string">
            <text:p text:style-name="P1">Tipo</text:p>
          </table:table-cell>
          <table:table-cell table:style-name="Tabla11.B8" office:value-type="string">
            <text:p text:style-name="P3">Enviamelo</text:p>
          </table:table-cell>
        </table:table-row>
        <table:table-row>
          <table:table-cell table:style-name="Tabla11.A2" office:value-type="string">
            <text:p text:style-name="P1">Notas</text:p>
          </table:table-cell>
          <table:table-cell table:style-name="Tabla11.B8" office:value-type="string">
            <text:p text:style-name="P4"/>
          </table:table-cell>
        </table:table-row>
        <table:table-row>
          <table:table-cell table:style-name="Tabla11.A2" office:value-type="string">
            <text:p text:style-name="P1">Excepciones</text:p>
          </table:table-cell>
          <table:table-cell table:style-name="Tabla11.B8" office:value-type="string">
            <text:p text:style-name="P4"/>
          </table:table-cell>
        </table:table-row>
        <table:table-row>
          <table:table-cell table:style-name="Tabla11.A2" office:value-type="string">
            <text:p text:style-name="P1">Salida</text:p>
          </table:table-cell>
          <table:table-cell table:style-name="Tabla11.B8" office:value-type="string">
            <text:p text:style-name="P4"/>
          </table:table-cell>
        </table:table-row>
        <table:table-row>
          <table:table-cell table:style-name="Tabla11.A2" office:value-type="string">
            <text:p text:style-name="P1">Precondiciones</text:p>
          </table:table-cell>
          <table:table-cell table:style-name="Tabla11.B8" office:value-type="string">
            <text:p text:style-name="P18">El conductor debe cerciorarse de que la parada completada es la que desea indicar.</text:p>
          </table:table-cell>
        </table:table-row>
        <table:table-row>
          <table:table-cell table:style-name="Tabla11.A2" office:value-type="string">
            <text:p text:style-name="P1">Postcondiciones</text:p>
          </table:table-cell>
          <table:table-cell table:style-name="Tabla11.B8" office:value-type="string">
            <text:p text:style-name="P17"><text:span text:style-name="T3">• </text:span>Se eliminan las relaciones entre el objeto Ruta (identificado por su atributo idRuta) y el objeto Parada (identificado por su atributo idParada).</text:p>
          </table:table-cell>
        </table:table-row>
      </table:table>
      <text:p text:style-name="P4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1">Nombre</text:p>
          </table:table-cell>
          <table:table-cell table:style-name="Tabla12.B1" office:value-type="string">
            <text:p text:style-name="P2">registrarConclusionRuta(idRuta)</text:p>
          </table:table-cell>
        </table:table-row>
        <table:table-row>
          <table:table-cell table:style-name="Tabla12.A2" office:value-type="string">
            <text:p text:style-name="P1">Responsabilidad</text:p>
          </table:table-cell>
          <table:table-cell table:style-name="Tabla12.B8" office:value-type="string">
            <text:p text:style-name="P9">El conductor informa al sistema de la finalización de la ruta y su consiguiente trayecto.</text:p>
          </table:table-cell>
        </table:table-row>
        <table:table-row>
          <table:table-cell table:style-name="Tabla12.A2" office:value-type="string">
            <text:p text:style-name="P1">Tipo</text:p>
          </table:table-cell>
          <table:table-cell table:style-name="Tabla12.B8" office:value-type="string">
            <text:p text:style-name="P3">Enviamelo</text:p>
          </table:table-cell>
        </table:table-row>
        <table:table-row>
          <table:table-cell table:style-name="Tabla12.A2" office:value-type="string">
            <text:p text:style-name="P1">Notas</text:p>
          </table:table-cell>
          <table:table-cell table:style-name="Tabla12.B8" office:value-type="string">
            <text:p text:style-name="P4"/>
          </table:table-cell>
        </table:table-row>
        <table:table-row>
          <table:table-cell table:style-name="Tabla12.A2" office:value-type="string">
            <text:p text:style-name="P1">Excepciones</text:p>
          </table:table-cell>
          <table:table-cell table:style-name="Tabla12.B8" office:value-type="string">
            <text:p text:style-name="P4"/>
          </table:table-cell>
        </table:table-row>
        <table:table-row>
          <table:table-cell table:style-name="Tabla12.A2" office:value-type="string">
            <text:p text:style-name="P1">Salida</text:p>
          </table:table-cell>
          <table:table-cell table:style-name="Tabla12.B8" office:value-type="string">
            <text:p text:style-name="P4"/>
          </table:table-cell>
        </table:table-row>
        <table:table-row>
          <table:table-cell table:style-name="Tabla12.A2" office:value-type="string">
            <text:p text:style-name="P1">Precondiciones</text:p>
          </table:table-cell>
          <table:table-cell table:style-name="Tabla12.B8" office:value-type="string">
            <text:p text:style-name="P19">El conductor debe cerciorarse de que la <text:span text:style-name="T8">ruta</text:span> <text:span text:style-name="T8">concluída</text:span> es la que desea indicar.</text:p>
          </table:table-cell>
        </table:table-row>
        <table:table-row>
          <table:table-cell table:style-name="Tabla12.A2" office:value-type="string">
            <text:p text:style-name="P1">Postcondiciones</text:p>
          </table:table-cell>
          <table:table-cell table:style-name="Tabla12.B8" office:value-type="string">
            <text:p text:style-name="P17"><text:span text:style-name="T3">• </text:span>Se elimina el objeto Ruta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16:18:49.643665640</meta:creation-date>
    <dc:date>2018-05-06T22:36:38.459438275</dc:date>
    <meta:editing-duration>PT26M30S</meta:editing-duration>
    <meta:editing-cycles>5</meta:editing-cycles>
    <meta:generator>LibreOffice/5.1.6.2$Linux_X86_64 LibreOffice_project/10m0$Build-2</meta:generator>
    <meta:document-statistic meta:table-count="12" meta:image-count="0" meta:object-count="0" meta:page-count="4" meta:paragraph-count="161" meta:word-count="631" meta:character-count="4628" meta:non-whitespace-character-count="4158"/>
  </office:meta>
</office:document-meta>
</file>